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7a1d6" officeooo:paragraph-rsid="0007a1d6"/>
    </style:style>
    <style:style style:name="P2" style:family="paragraph" style:parent-style-name="Preformatted_20_Text">
      <style:text-properties fo:color="#800000" officeooo:rsid="0007a1d6" officeooo:paragraph-rsid="0007a1d6" fo:background-color="#ffff00"/>
    </style:style>
    <style:style style:name="P3" style:family="paragraph" style:parent-style-name="Preformatted_20_Text">
      <style:text-properties fo:color="#800000" officeooo:rsid="0007a1d6" officeooo:paragraph-rsid="0007a1d6" fo:background-color="transparent"/>
    </style:style>
    <style:style style:name="P4" style:family="paragraph" style:parent-style-name="Preformatted_20_Text">
      <style:text-properties officeooo:rsid="0009a9ff" officeooo:paragraph-rsid="0007a1d6"/>
    </style:style>
    <style:style style:name="P5" style:family="paragraph" style:parent-style-name="Preformatted_20_Text">
      <style:text-properties officeooo:rsid="0009a9ff" officeooo:paragraph-rsid="0009c56d"/>
    </style:style>
    <style:style style:name="P6" style:family="paragraph" style:parent-style-name="Preformatted_20_Text">
      <style:text-properties officeooo:rsid="0009c56d" officeooo:paragraph-rsid="0009c56d"/>
    </style:style>
    <style:style style:name="P7" style:family="paragraph" style:parent-style-name="Standard">
      <style:text-properties officeooo:rsid="0009a9ff" officeooo:paragraph-rsid="0009c56d"/>
    </style:style>
    <style:style style:name="P8" style:family="paragraph" style:parent-style-name="Standard">
      <style:text-properties fo:font-weight="normal" officeooo:rsid="0009a9ff" officeooo:paragraph-rsid="0009c56d" style:font-weight-asian="normal" style:font-weight-complex="normal"/>
    </style:style>
    <style:style style:name="P9" style:family="paragraph" style:parent-style-name="Standard">
      <style:text-properties fo:font-weight="normal" officeooo:rsid="0009c56d" officeooo:paragraph-rsid="0009c56d" style:font-weight-asian="normal" style:font-weight-complex="normal"/>
    </style:style>
    <style:style style:name="P10" style:family="paragraph" style:parent-style-name="Standard">
      <style:text-properties fo:font-weight="normal" officeooo:rsid="000b6f3c" officeooo:paragraph-rsid="000b6f3c" style:font-weight-asian="normal" style:font-weight-complex="normal"/>
    </style:style>
    <style:style style:name="P11" style:family="paragraph" style:parent-style-name="Standard">
      <style:text-properties fo:font-weight="normal" officeooo:rsid="000b6f3c" officeooo:paragraph-rsid="000c9dcf" style:font-weight-asian="normal" style:font-weight-complex="normal"/>
    </style:style>
    <style:style style:name="P12" style:family="paragraph" style:parent-style-name="Standard">
      <style:text-properties fo:font-weight="normal" officeooo:rsid="000c9dcf" officeooo:paragraph-rsid="000c9dcf" style:font-weight-asian="normal" style:font-weight-complex="normal"/>
    </style:style>
    <style:style style:name="P13" style:family="paragraph" style:parent-style-name="Standard">
      <style:text-properties fo:font-weight="normal" officeooo:rsid="000c9dcf" officeooo:paragraph-rsid="000cbace" style:font-weight-asian="normal" style:font-weight-complex="normal"/>
    </style:style>
    <style:style style:name="P14" style:family="paragraph" style:parent-style-name="Standard">
      <style:text-properties officeooo:paragraph-rsid="000b6f3c"/>
    </style:style>
    <style:style style:name="P15" style:family="paragraph" style:parent-style-name="Standard">
      <style:text-properties officeooo:paragraph-rsid="000cbace"/>
    </style:style>
    <style:style style:name="P16" style:family="paragraph" style:parent-style-name="Standard">
      <style:text-properties fo:color="#000000" style:font-name="lucidatypewriter" fo:font-size="10pt" officeooo:rsid="0009a9ff" officeooo:paragraph-rsid="0009c56d" style:font-size-asian="10pt"/>
    </style:style>
    <style:style style:name="P17" style:family="paragraph" style:parent-style-name="Standard">
      <style:text-properties fo:color="#000000" style:font-name="lucidatypewriter" fo:font-size="10pt" officeooo:rsid="0009c56d" officeooo:paragraph-rsid="0009c56d" style:font-size-asian="10pt"/>
    </style:style>
    <style:style style:name="P18" style:family="paragraph" style:parent-style-name="Standard">
      <style:text-properties fo:color="#000000" style:font-name="lucidatypewriter" fo:font-size="10pt" fo:font-weight="normal" officeooo:rsid="000b6f3c" officeooo:paragraph-rsid="000b6f3c" style:font-size-asian="10pt" style:font-weight-asian="normal" style:font-weight-complex="normal"/>
    </style:style>
    <style:style style:name="P19" style:family="paragraph" style:parent-style-name="Standard">
      <style:text-properties fo:color="#000000" style:font-name="lucidatypewriter" fo:font-size="10pt" fo:font-weight="normal" officeooo:rsid="000b6f3c" officeooo:paragraph-rsid="000c9dcf" style:font-size-asian="10pt" style:font-weight-asian="normal" style:font-weight-complex="normal"/>
    </style:style>
    <style:style style:name="P20" style:family="paragraph" style:parent-style-name="Standard">
      <style:text-properties officeooo:paragraph-rsid="0012591d"/>
    </style:style>
    <style:style style:name="T1" style:family="text">
      <style:text-properties fo:background-color="#33ff99" loext:char-shading-value="0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000000" style:font-name="lucidatypewriter" fo:font-size="10pt" officeooo:rsid="0009c56d" style:font-size-asian="10pt"/>
    </style:style>
    <style:style style:name="T4" style:family="text">
      <style:text-properties fo:color="#000000" style:font-name="lucidatypewriter" fo:font-size="10pt" officeooo:rsid="000c9dcf" style:font-size-asian="10pt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fo:color="#0000ff" style:font-name="lucidatypewriter" fo:font-size="10pt" style:font-size-asian="10pt"/>
    </style:style>
    <style:style style:name="T8" style:family="text">
      <style:text-properties fo:font-weight="normal" officeooo:rsid="000b6f3c" style:font-weight-asian="normal" style:font-weight-complex="normal"/>
    </style:style>
    <style:style style:name="T9" style:family="text">
      <style:text-properties fo:font-weight="normal" officeooo:rsid="000c9dcf" style:font-weight-asian="normal" style:font-weight-complex="normal"/>
    </style:style>
    <style:style style:name="T10" style:family="text">
      <style:text-properties fo:font-weight="normal" officeooo:rsid="000d1586" style:font-weight-asian="normal" style:font-weight-complex="normal"/>
    </style:style>
    <style:style style:name="T11" style:family="text">
      <style:text-properties fo:font-weight="normal" officeooo:rsid="00108b8c" style:font-weight-asian="normal" style:font-weight-complex="normal"/>
    </style:style>
    <style:style style:name="T12" style:family="text">
      <style:text-properties fo:font-weight="normal" officeooo:rsid="001414ed" style:font-weight-asian="normal" style:font-weight-complex="normal"/>
    </style:style>
    <style:style style:name="T13" style:family="text">
      <style:text-properties fo:font-weight="normal" officeooo:rsid="0017c0b8" style:font-weight-asian="normal" style:font-weight-complex="normal"/>
    </style:style>
    <style:style style:name="T14" style:family="text">
      <style:text-properties fo:font-weight="normal" officeooo:rsid="000c9dcf" fo:background-color="#ffff00" loext:char-shading-value="0" style:font-weight-asian="normal" style:font-weight-complex="normal"/>
    </style:style>
    <style:style style:name="T15" style:family="text">
      <style:text-properties officeooo:rsid="000cb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主程序<text:span text:style-name="T6">tracking_demo_CF.m</text:span></text:p>
      <text:p text:style-name="P1">1.导入数据集load</text:p>
      <text:p text:style-name="P1">2.选择方法KCF×MOSSE,在选择方法的同时要设定参数。参数可以先设定共有的，然后再根据方法的不同设计特有的参数。在case之后，设定一些相关滤波公用的参数。比如设定个目标的大小啦，窗口的大小啦。</text:p>
      <text:p text:style-name="P1">3.在主函数中完善参数，所以涉及了case的情况。一次把参数加够了。</text:p>
      <text:p text:style-name="P1">4.变化比较大的函数</text:p>
      <text:p text:style-name="P1"/>
      <text:p text:style-name="P2">主函数～、case</text:p>
      <text:p text:style-name="P1">param之中有feature.hog，feature.gray等等，此外还有涉及ILDA的一个调用替换的。主要的变化还是case中关于新加参数。</text:p>
      <text:p text:style-name="P1"/>
      <text:p text:style-name="P2">MOT_Draw_Tracking_CF.m </text:p>
      <text:p text:style-name="P1">多了个method参数。由于有out_path的原因，所以希望不同的方法可以输出不同的result记录。case</text:p>
      <text:p text:style-name="P1"/>
      <text:p text:style-name="P2">mot_eval_association_matrix_CF.m</text:p>
      <text:p text:style-name="P1">少了ILDA参数。把涉及ILDA的部分删除，在Refer的for中删除refer_hist。</text:p>
      <text:p text:style-name="P1">在Test的for中，关于Appearance affinity之前使用的是ILDA，所以必须换成CF中的<text:span text:style-name="T1">核机制</text:span>，并且返回响应。test_hist同样也不要了。</text:p>
      <text:p text:style-name="P1"/>
      <text:p text:style-name="P3">mot_generation_tracklet_CF.m</text:p>
      <text:p text:style-name="P1">参数完全对应，调用了mot_tracklets_components_setup_CF（参数完全对应，但是函数名不同cf）</text:p>
      <text:p text:style-name="P1"/>
      <text:p text:style-name="P3">MOT_Generation_Tracklets_CF.m</text:p>
      <text:p text:style-name="P1">参数完全对应，调用了mot_generation_tracklet_CF（参数完全对应，但是函数名不同cf）</text:p>
      <text:p text:style-name="P1"/>
      <text:p text:style-name="P2">MOT_Global_Association_CF.m</text:p>
      <text:p text:style-name="P1">少了ILDA参数。把涉及ILDA的部分删除。其中也有两个函数是经过改造的，把ILDA删除就好了。此外，不要hist，而是把hist替换成了zf。model也变了，一个拆成了两个。</text:p>
      <text:p text:style-name="P1"/>
      <text:p text:style-name="P3">MOT_Initialization_Tracklets_CF.m</text:p>
      <text:p text:style-name="P1">参数不变，完全对应，唯一的变化就是调用的函数变了个名字mot_tracklets_components_setup_CF</text:p>
      <text:p text:style-name="P1"/>
      <text:p text:style-name="P2">MOT_Local_Association_CF.m</text:p>
      <text:p text:style-name="P1">涉及ILDA,同样还是不要hist了。在此处加了zf，并且把用于hist的A_Model变成了2个，一个是model_alphaf，另一个是model_xf.我觉得zf就是hist的代名词。同样，子函数有用到ILDA的，不带它的参数调用就好。</text:p>
      <text:p text:style-name="P1"/>
      <text:p text:style-name="P2">MOT_State_Update_CF.m</text:p>
      <text:p text:style-name="P1">之前的涉及A_model，所以必须改。new_model_xf是新model,而Old_model分为两个部分，model_alphaf和model_xf。因为更新状态涉及到了外观模型，所以采用了<text:span text:style-name="T1">核机制</text:span>。</text:p>
      <text:p text:style-name="P1"/>
      <text:p text:style-name="P2">mot_tracklets_components_setup_CF.m</text:p>
      <text:p text:style-name="P1">参数完全一样。涉及了外观模型，采用了<text:span text:style-name="T1">核机制</text:span>。</text:p>
      <text:p text:style-name="P1"/>
      <text:p text:style-name="P4"><text:span text:style-name="T5">关于相关滤波CF最为核心的函数是</text:span>：</text:p>
      <text:p text:style-name="P5">gaussian_correlation.m</text:p>
      <text:p text:style-name="P6">函数的参数是xf,yf,sigma ，返回值是kf(用于求解相关滤波器)</text:p>
      <text:p text:style-name="P16"/>
      <text:p text:style-name="P7"><text:span text:style-name="T2">gaussian_shaped_labels</text:span><text:span text:style-name="T3">.m</text:span></text:p>
      <text:p text:style-name="P17">函数的参数是sigma,sz ,返回值是labels</text:p>
      <text:p text:style-name="P16"/>
      <text:p text:style-name="P8"><text:span text:style-name="T2">get_features.</text:span><text:span text:style-name="T3">m</text:span></text:p>
      <text:p text:style-name="P9"><text:span text:style-name="T7">function</text:span><text:span text:style-name="T2"> x = get_features(im, features, cell_size, cos_window)</text:span></text:p>
      <text:p text:style-name="P10">get_subwindow.m(这个函数和KCF略有不同)</text:p>
      <text:p text:style-name="P10">function out = get_subwindow(im, bbox, target_sz, window_sz)</text:p>
      <text:p text:style-name="P14"><text:span text:style-name="T8">而在KCF中</text:span><text:span text:style-name="T7">function</text:span><text:span text:style-name="T2"> out = get_subwindow(im, pos, sz)</text:span></text:p>
      <text:p text:style-name="P10">从这里可以得出，应该是从函数的参数中决定param的参数的。</text:p>
      <text:p text:style-name="P18"/>
      <text:p text:style-name="P18">linear_correlation.m</text:p>
      <text:p text:style-name="P10"><text:span text:style-name="T7">function</text:span><text:span text:style-name="T2"> kf = linear_correlation(xf, yf)</text:span></text:p>
      <text:p text:style-name="P19"/>
      <text:p text:style-name="P11"><text:span text:style-name="T2">polynomial_correlation</text:span><text:span text:style-name="T4">.m</text:span></text:p>
      <text:p text:style-name="P10"><text:soft-page-break/><text:span text:style-name="T7">function</text:span><text:span text:style-name="T2"> kf = </text:span><text:bookmark-start text:name="__DdeLink__113_407359308"/><text:span text:style-name="T2">polynomial_correlation</text:span><text:bookmark-end text:name="__DdeLink__113_407359308"/><text:span text:style-name="T2">(xf, yf, a, b)</text:span></text:p>
      <text:p text:style-name="P12"/>
      <text:p text:style-name="P13">除去删除的函数，核机制一样，但主要多了两个函数<text:span text:style-name="T15">：</text:span></text:p>
      <text:p text:style-name="P15"><text:span text:style-name="T9">一个是PSR_CF.m，此函数旨在获得maxresponse。</text:span><text:span text:style-name="T7">function</text:span><text:span text:style-name="T2"> [maxresponse, psr ] = PSR_CF( response, rate )</text:span></text:p>
      <text:p text:style-name="P13"/>
      <text:p text:style-name="P20"><text:span text:style-name="T9">另一个函数是最最核心的，</text:span><text:span text:style-name="T14">kcftracker.m</text:span><text:span text:style-name="T9">。</text:span></text:p>
      <text:p text:style-name="P20"><text:span text:style-name="T7">function</text:span><text:span text:style-name="T2"> [ context] = kcftracker(im, context, param)</text:span></text:p>
      <text:p text:style-name="P15"><text:span text:style-name="T9">其他函数顶多是子函数，而这个可以教会怎么修改接口。而在CMOT中并不是用这个主函数，而是用到了这个主函数中提供的使用接口的方法，主要调用的还是核心机制子函数</text:span><text:span text:style-name="T10">。在kcftracker中，最重要的是要搞清楚cos_window,如何调用子函数，用到了那些子函数，以及如何调用的，swich+case，各种作用,model_alphal和model_xf的含义。</text:span><text:span text:style-name="T11">遇到的参数设定</text:span><text:span text:style-name="T12">方法</text:span><text:span text:style-name="T11">。</text:span></text:p>
      <text:p text:style-name="P15"><text:span text:style-name="T11">对于对应的部分，如</text:span><text:span text:style-name="T13">model_alphaf和model_xf应当把相应的部分直接拿来用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3T08:59:42.718049914</dc:date>
    <meta:editing-duration>PT3H33M35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47" meta:word-count="971" meta:character-count="2123" meta:non-whitespace-character-count="2078"/>
  </office:meta>
</office:document-meta>
</file>